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321875cm"/>
    </style:style>
    <style:style style:name="co6" style:family="table-column">
      <style:table-column-properties fo:break-before="auto" style:column-width="1.04510416666667cm"/>
    </style:style>
    <style:style style:name="co7" style:family="table-column">
      <style:table-column-properties fo:break-before="auto" style:column-width="9.6969791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7.7390625cm" style:use-optimal-column-width="true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83.35pt" style:use-optimal-row-height="false" fo:break-before="auto"/>
    </style:style>
    <style:style style:name="ro3" style:family="table-row">
      <style:table-row-properties style:row-height="16.45pt" style:use-optimal-row-height="fals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2.25pt" style:use-optimal-row-height="false" fo:break-before="auto"/>
    </style:style>
    <style:style style:name="ro7" style:family="table-row">
      <style:table-row-properties style:row-height="121.5pt" style:use-optimal-row-height="true" fo:break-before="auto"/>
    </style:style>
    <style:style style:name="ro8" style:family="table-row">
      <style:table-row-properties style:row-height="27pt" style:use-optimal-row-height="true" fo:break-before="auto"/>
    </style:style>
    <style:style style:name="ro9" style:family="table-row">
      <style:table-row-properties style:row-height="40.5pt" style:use-optimal-row-height="tru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54pt" style:use-optimal-row-height="true" fo:break-before="auto"/>
    </style:style>
    <style:style style:name="ro12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ject_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7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10">
            <text:p>48-51, 55-60, 67, 74-81, 86, 109, 110, 118, 121, 125, 126, 135, 144, 146, 150, 152, 159-160, 169, 170, 178, 179, 186 187, 190, 191, 199, 202, 203, 206, 214, 217, 22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9, 10, 11, 12, 13, 14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0">
            <text:p>30-40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10">
            <text:p>44, 53, 69, 82, 212, 220,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0">
            <text:p>30-34, 100,101,<text:s/>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10">
            <text:p>38, 39, 4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44" table:style-name="ce10">
            <text:p>4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10">
            <text:p>30-40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10">
            <text:p>123, 134, 143, 158, 177, 18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">
            <text:p>v (in write up file)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0" table:style-name="ce10">
            <text:p>20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0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10">
            <text:p>61, 87, 119, 151, 21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10">
            <text:p>123, 134, 143, 158, 177, 18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27" table:style-name="ce10">
            <text:p>2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0">
            <text:p>48, 49, 50, 51, 109, 12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23" table:style-name="ce10">
            <text:p>12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9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10">
            <text:p>64, 149, 168, 163, 182, 189, 197, 198, 20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0">
            <text:p>107, 163, 168, 189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0">
            <text:p>88, 120, 15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0">
            <text:p>182-19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0">
            <text:p>198-2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10">
            <text:p>64, 69, 88, 107, 117, 149, 155, 173, 19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0">
            <text:p>120-1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10">
            <text:p>64-6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10">
            <text:p>72-22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0">
            <text:p>104, 105, 131, 14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10">
            <text:p>149-2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0">
            <text:p>53-6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0">
            <text:p>104-110, 131-135, 140-14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0">
            <text:p>91-94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0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Project_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9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10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10">
            <text:p>25-39, 87, 95, 118, 138, 145, 157, 165, 169, 178, 192, 202, 397, 414, 445, 45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1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string" table:style-name="ce10">
            <text:p>26, 28, 32-39, 95, 138, 157, 165, 169, 178, 192, 397, 445, 45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string" table:style-name="ce10">
            <text:p>142, 165, 394, 442, 45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string" table:style-name="ce10">
            <text:p>160, 162, 172, 1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10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float" office:value="218" table:style-name="ce13">
            <text:p>21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string" table:style-name="ce10">
            <text:p>108, 13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string" table:style-name="ce10">
            <text:p>74, 9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office:value-type="string" table:style-name="ce10">
            <text:p>34, 35, 157, 16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string" table:style-name="ce10">
            <text:p>445-44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10">
          <table:table-cell/>
          <table:table-cell table:style-name="ce8"/>
          <table:table-cell office:value-type="string" table:style-name="ce8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string" table:style-name="ce10">
            <text:p>51, 5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12">
            <text:p>51-71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string" table:style-name="ce10">
            <text:p>34-37, 39, 157, 165, 169, 178, 192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string" table:style-name="ce10">
            <text:p>120, 134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mulate style in book/ in class repository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string" table:style-name="ce10">
            <text:p>51, 178, 228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12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string" table:style-name="ce10">
            <text:p>38, 39, 169, 397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10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string" table:style-name="ce10">
            <text:p>36, 178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10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string" table:style-name="ce10">
            <text:p>178-19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string" table:style-name="ce10">
            <text:p>397-41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10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office:value-type="string" table:style-name="ce10">
            <text:p>169-17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70" table:formula="of:=SUM([.F9:.F34])" table:style-name="ce8">
            <text:p>70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number-rows-repeated="104854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RCC RCCD</meta:initial-creator>
    <dc:creator>Aurelisa Juan</dc:creator>
    <meta:creation-date>2017-01-25T10:21:36Z</meta:creation-date>
    <dc:date>2023-06-05T05:30:51Z</dc:date>
    <meta:editing-cycles>12</meta:editing-cycles>
    <meta:editing-duration>PT3915S</meta:editing-duration>
  </office:meta>
</office:document-meta>
</file>